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2pt" fo:font-weight="normal" officeooo:paragraph-rsid="00115d6f" style:font-size-asian="12pt" style:font-weight-asian="normal" style:font-size-complex="12pt" style:font-weight-complex="normal"/>
    </style:style>
    <style:style style:name="P2" style:family="paragraph" style:parent-style-name="Standard">
      <style:text-properties style:font-name="Arial" fo:font-size="12pt" fo:font-weight="normal" officeooo:rsid="00115d6f" officeooo:paragraph-rsid="00115d6f" style:font-size-asian="12pt" style:font-weight-asian="normal" style:font-size-complex="12pt" style:font-weight-complex="normal"/>
    </style:style>
    <style:style style:name="P3" style:family="paragraph" style:parent-style-name="Standard">
      <style:text-properties style:font-name="Arial" fo:font-size="16pt" fo:font-weight="bold" officeooo:rsid="00116f0a" officeooo:paragraph-rsid="00116f0a" style:font-size-asian="16pt" style:font-weight-asian="bold" style:font-size-complex="16pt" style:font-weight-complex="bold"/>
    </style:style>
    <style:style style:name="P4" style:family="paragraph" style:parent-style-name="Standard">
      <style:text-properties style:font-name="Arial" fo:font-size="16pt" fo:font-weight="bold" officeooo:rsid="00116f0a" officeooo:paragraph-rsid="00115d6f" style:font-size-asian="16pt" style:font-weight-asian="bold" style:font-size-complex="16pt" style:font-weight-complex="bold"/>
    </style:style>
    <style:style style:name="P5" style:family="paragraph" style:parent-style-name="Standard">
      <style:text-properties style:font-name="Arial" fo:font-size="16pt" fo:font-weight="bold" officeooo:rsid="00116f0a" officeooo:paragraph-rsid="00116f0a" style:font-size-asian="16pt" style:font-weight-asian="bold" style:font-size-complex="16pt" style:font-weight-complex="bold"/>
    </style:style>
    <style:style style:name="T1" style:family="text">
      <style:text-properties officeooo:rsid="00115d6f"/>
    </style:style>
    <style:style style:name="T2" style:family="text">
      <style:text-properties fo:font-variant="normal" fo:text-transform="none" fo:color="#222222" fo:letter-spacing="normal" fo:font-style="normal"/>
    </style:style>
    <style:style style:name="T3" style:family="text">
      <style:text-properties fo:color="#000000" style:text-underline-style="none"/>
    </style:style>
    <style:style style:name="T4" style:family="text">
      <style:text-properties fo:font-size="11pt" fo:font-weight="normal" style:font-size-asian="11pt" style:font-weight-asian="normal" style:font-size-complex="11pt" style:font-weight-complex="normal"/>
    </style:style>
    <style:style style:name="T5" style:family="text">
      <style:text-properties fo:font-size="11pt" fo:font-weight="normal" style:font-size-asian="9.60000038146973pt" style:font-weight-asian="normal" style:font-size-complex="11pt" style:font-weight-complex="normal"/>
    </style:style>
    <style:style style:name="T6" style:family="text">
      <style:text-properties fo:font-size="11pt" fo:font-weight="normal" officeooo:rsid="00124a22" style:font-size-asian="9.60000038146973pt" style:font-weight-asian="normal" style:font-size-complex="11pt" style:font-weight-complex="normal"/>
    </style:style>
    <style:style style:name="T7" style:family="text">
      <style:text-properties fo:font-size="11pt" fo:font-weight="normal" officeooo:rsid="0012c1f7" style:font-size-asian="9.60000038146973pt" style:font-weight-asian="normal" style:font-size-complex="11pt" style:font-weight-complex="normal"/>
    </style:style>
    <style:style style:name="T8" style:family="text">
      <style:text-properties fo:font-size="11pt" fo:font-weight="normal" officeooo:rsid="00135e9e" style:font-size-asian="9.60000038146973pt" style:font-weight-asian="normal" style:font-size-complex="11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Tema apresentado:<text:tab/></text:span><text:span text:style-name="T2">Fila estática e fila dinâmica</text:span></text:p>
      <text:p text:style-name="P2">Grupo: <text:span text:style-name="T2">Álvaro Vilela, Ana Carolina, Raphael Pereira</text:span> </text:p>
      <text:p text:style-name="P2"><text:a xlink:type="simple" xlink:href="data:05/03/2017" text:style-name="Internet_20_link" text:visited-style-name="Visited_20_Internet_20_Link"><text:span text:style-name="T3">Data: 05/03/2017</text:span></text:a></text:p>
      <text:p text:style-name="P2"/>
      <text:p text:style-name="P2"/>
      <text:p text:style-name="P4"/>
      <text:p text:style-name="P3"/>
      <text:p text:style-name="P3"><text:span text:style-name="T4"><text:tab/>O grupo</text:span> <text:span text:style-name="T5">iniciou falando sobre fila estática, introduziu o conceito teórico </text:span><text:span text:style-name="T6">sobre o tema. Em seguida mostrou exemplos com vetores estáticos na linguagem C, </text:span><text:span text:style-name="T7">vetores estáticos e listas utilizando malloc com tamanho pré-definido com uma constante.</text:span></text:p>
      <text:p text:style-name="P3"><text:span text:style-name="T7"><text:tab/>Na fila dinâmica foi apresentado um exemplo semelhante ao que foi apresentado em fila estática, porém, alocando cada dado separadamente, de acordo com a demanda do usuário.</text:span></text:p>
      <text:p text:style-name="P3"><text:span text:style-name="T8"><text:tab/>Executaram o programa e mostraram o seu funcionamento na prática, no final da apresentação abriram espaço para dúvida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7T04:36:01.019000000</meta:creation-date>
    <dc:date>2018-03-07T04:57:31.113000000</dc:date>
    <meta:editing-duration>PT13M30S</meta:editing-duration>
    <meta:editing-cycles>5</meta:editing-cycles>
    <meta:generator>LibreOffice/6.0.1.1$Windows_X86_64 LibreOffice_project/60bfb1526849283ce2491346ed2aa51c465abfe6</meta:generator>
    <meta:document-statistic meta:table-count="0" meta:image-count="0" meta:object-count="0" meta:page-count="1" meta:paragraph-count="6" meta:word-count="97" meta:character-count="652" meta:non-whitespace-character-count="557"/>
  </office:meta>
</office:document-meta>
</file>